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247cm"/>
    </style:style>
    <style:style style:name="gr2" style:family="graphic" style:parent-style-name="standard">
      <style:graphic-properties draw:textarea-horizontal-align="justify" draw:textarea-vertical-align="middle" draw:auto-grow-height="false" fo:min-height="0.767cm" fo:min-width="2.513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3.183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3.056cm"/>
    </style:style>
    <style:style style:name="gr5" style:family="graphic" style:parent-style-name="standard">
      <style:graphic-properties draw:textarea-horizontal-align="justify" draw:textarea-vertical-align="middle" draw:auto-grow-height="false" fo:min-height="1.91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0.646cm" fo:min-width="6.2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3.31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0.646cm" fo:min-width="4.998cm"/>
    </style:style>
    <style:style style:name="gr12" style:family="graphic" style:parent-style-name="standard">
      <style:graphic-properties draw:textarea-horizontal-align="justify" draw:textarea-vertical-align="middle" draw:auto-grow-height="false" fo:min-height="2.163cm" fo:min-width="8.517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4.703cm" fo:min-width="9.152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3.871cm"/>
    </style:style>
    <style:style style:name="gr15" style:family="graphic" style:parent-style-name="standard">
      <style:graphic-properties draw:textarea-horizontal-align="justify" draw:textarea-vertical-align="middle" draw:auto-grow-height="false" fo:min-height="0.468cm" fo:min-width="5.228cm"/>
    </style:style>
    <style:style style:name="gr16" style:family="graphic" style:parent-style-name="standard">
      <style:graphic-properties draw:textarea-horizontal-align="justify" draw:textarea-vertical-align="middle" draw:auto-grow-height="false" fo:min-height="1.782cm" fo:min-width="8.517cm"/>
    </style:style>
    <style:style style:name="gr17" style:family="graphic" style:parent-style-name="standard">
      <style:graphic-properties draw:textarea-horizontal-align="justify" draw:textarea-vertical-align="middle" draw:auto-grow-height="false" fo:min-height="1.147cm" fo:min-width="9.787cm"/>
    </style:style>
    <style:style style:name="gr18" style:family="graphic" style:parent-style-name="standard">
      <style:graphic-properties draw:textarea-horizontal-align="justify" draw:textarea-vertical-align="middle" draw:auto-grow-height="false" fo:min-height="0.915cm" fo:min-width="6.259cm"/>
    </style:style>
    <style:style style:name="gr19" style:family="graphic" style:parent-style-name="standard">
      <style:graphic-properties draw:textarea-horizontal-align="justify" draw:textarea-vertical-align="middle" draw:auto-grow-height="false" fo:min-height="5.084cm" fo:min-width="9.66cm"/>
    </style:style>
    <style:style style:name="gr20" style:family="graphic" style:parent-style-name="standard">
      <style:graphic-properties draw:textarea-horizontal-align="justify" draw:textarea-vertical-align="middle" draw:auto-grow-height="false" fo:min-height="0.62cm" fo:min-width="9.025cm"/>
    </style:style>
    <style:style style:name="gr21" style:family="graphic" style:parent-style-name="standard">
      <style:graphic-properties draw:textarea-horizontal-align="justify" draw:textarea-vertical-align="middle" draw:auto-grow-height="false" fo:min-height="0.639cm" fo:min-width="3.183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2.675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8.263cm"/>
    </style:style>
    <style:style style:name="gr24" style:family="graphic" style:parent-style-name="standard">
      <style:graphic-properties draw:textarea-horizontal-align="justify" draw:textarea-vertical-align="middle" draw:auto-grow-height="false" fo:min-height="0.612cm" fo:min-width="2.675cm"/>
    </style:style>
    <style:style style:name="gr25" style:family="graphic" style:parent-style-name="standard">
      <style:graphic-properties draw:textarea-horizontal-align="justify" draw:textarea-vertical-align="middle" draw:auto-grow-height="false" fo:min-height="2.925cm" fo:min-width="9.914cm"/>
    </style:style>
    <style:style style:name="gr26" style:family="graphic" style:parent-style-name="standard">
      <style:graphic-properties svg:stroke-color="#ffffff" draw:textarea-horizontal-align="justify" draw:textarea-vertical-align="middle" draw:auto-grow-height="false" fo:min-height="3.306cm" fo:min-width="13.089cm"/>
    </style:style>
    <style:style style:name="gr27" style:family="graphic" style:parent-style-name="standard">
      <style:graphic-properties draw:textarea-horizontal-align="justify" draw:textarea-vertical-align="middle" draw:auto-grow-height="false" fo:min-height="0.639cm" fo:min-width="13.216cm"/>
    </style:style>
    <style:style style:name="gr28" style:family="graphic" style:parent-style-name="standard">
      <style:graphic-properties draw:textarea-horizontal-align="justify" draw:textarea-vertical-align="middle" draw:auto-grow-height="false" fo:min-height="0.639cm" fo:min-width="13.278cm"/>
    </style:style>
    <style:style style:name="gr29" style:family="graphic" style:parent-style-name="standard">
      <style:graphic-properties draw:textarea-horizontal-align="justify" draw:textarea-vertical-align="middle" draw:auto-grow-height="false" fo:min-height="0.639cm" fo:min-width="15.6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>
        <style:tab-stops/>
      </style:paragraph-properties>
    </style:style>
    <style:style style:name="P6" style:family="paragraph">
      <style:paragraph-properties fo:text-align="start" style:writing-mode="lr-tb">
        <style:tab-stops/>
      </style:paragraph-properties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2.54cm" svg:x="2.27cm" svg:y="6.969cm">
          <text:p text:style-name="P1">All HTTP Request should contain:</text:p>
          <text:p text:style-name="P1"/>
          <text:p text:style-name="P1">UID</text:p>
          <text:p text:style-name="P1">access_token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953cm" svg:height="1.016cm" svg:x="1.381cm" svg:y="13.719cm">
          <text:p text:style-name="P1"><text:span text:style-name="T1">HTTPS Reque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4" draw:id="id4" draw:layer="layout" svg:width="3.683cm" svg:height="1.143cm" svg:x="19.034cm" svg:y="6.58cm">
          <text:p text:style-name="P1">/hu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3.556cm" svg:height="1.143cm" svg:x="19.161cm" svg:y="13.692cm">
          <text:p text:style-name="P1">/badg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3.556cm" svg:height="1.143cm" svg:x="19.161cm" svg:y="23.055cm">
          <text:p text:style-name="P1">/adm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" draw:id="id2" draw:layer="layout" svg:width="9.144cm" svg:height="4.318cm" svg:x="7.731cm" svg:y="12.041cm">
          <text:p text:style-name="P1">User Authorization check</text:p>
          <text:p text:style-name="P1">(Call to Fire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6" draw:id="id6" draw:layer="layout" svg:width="7.493cm" svg:height="1.27cm" svg:x="8.62cm" svg:y="20.931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5.83cm" svg:y1="14.227cm" svg:x2="7.731cm" svg:y2="14.2cm" draw:start-shape="id1" draw:start-glue-point="9" draw:end-shape="id2" svg:d="M5830 14227h1203v-27h698" svg:viewBox="0 0 1902 28">
          <text:p/>
        </draw:connector>
        <draw:connector draw:style-name="gr7" draw:text-style-name="P3" draw:layer="layout" svg:x1="16.875cm" svg:y1="14.2cm" svg:x2="19.161cm" svg:y2="14.264cm" draw:start-shape="id2" draw:start-glue-point="7" draw:end-shape="id3" draw:end-glue-point="5" svg:d="M16875 14200h1144v64h1142" svg:viewBox="0 0 2287 65">
          <text:p/>
        </draw:connector>
        <draw:connector draw:style-name="gr7" draw:text-style-name="P3" draw:layer="layout" svg:x1="16.875cm" svg:y1="14.2cm" svg:x2="19.034cm" svg:y2="7.151cm" draw:start-shape="id2" draw:start-glue-point="7" draw:end-shape="id4" svg:d="M16875 14200h1080v-7049h1079" svg:viewBox="0 0 2160 7050">
          <text:p/>
        </draw:connector>
        <draw:connector draw:style-name="gr7" draw:text-style-name="P3" draw:layer="layout" svg:x1="16.875cm" svg:y1="14.2cm" svg:x2="19.161cm" svg:y2="23.627cm" draw:start-shape="id2" draw:start-glue-point="7" draw:end-shape="id5" draw:end-glue-point="5" svg:d="M16875 14200h1144v9427h1142" svg:viewBox="0 0 2287 9428">
          <text:p/>
        </draw:connector>
        <draw:connector draw:style-name="gr8" draw:text-style-name="P3" draw:layer="layout" svg:x1="12.303cm" svg:y1="16.359cm" svg:x2="12.367cm" svg:y2="20.931cm" draw:start-shape="id2" draw:start-glue-point="6" draw:end-shape="id6" draw:end-glue-point="4" svg:d="M12303 16359v2287h64v2285" svg:viewBox="0 0 65 4573">
          <text:p text:style-name="P1">Failure to Authenticate</text:p>
        </draw:connector>
        <draw:custom-shape draw:style-name="gr9" draw:text-style-name="P1" xml:id="id9" draw:id="id9" draw:layer="layout" svg:width="3.81cm" svg:height="0.889cm" svg:x="26.578cm" svg:y="2.208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0" draw:id="id10" draw:layer="layout" svg:width="3.81cm" svg:height="0.889cm" svg:x="26.551cm" svg:y="5.067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1" draw:id="id11" draw:layer="layout" svg:width="3.81cm" svg:height="0.889cm" svg:x="26.551cm" svg:y="9.115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2" draw:id="id12" draw:layer="layout" svg:width="3.81cm" svg:height="0.889cm" svg:x="26.551cm" svg:y="7.226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3" draw:id="id13" draw:layer="layout" svg:width="3.81cm" svg:height="0.889cm" svg:x="26.551cm" svg:y="12.73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4" draw:id="id14" draw:layer="layout" svg:width="3.81cm" svg:height="0.889cm" svg:x="26.551cm" svg:y="14.554cm">
          <text:p text:style-name="P1">POST (Add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1" xml:id="id15" draw:id="id15" draw:layer="layout" svg:width="3.81cm" svg:height="0.889cm" svg:x="26.551cm" svg:y="16.459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6" draw:id="id16" draw:layer="layout" svg:width="3.81cm" svg:height="0.889cm" svg:x="26.551cm" svg:y="18.437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7" draw:id="id17" draw:layer="layout" svg:width="3.81cm" svg:height="0.889cm" svg:x="34.782cm" svg:y="20.804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8" draw:id="id18" draw:layer="layout" svg:width="3.81cm" svg:height="0.889cm" svg:x="34.909cm" svg:y="24.487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9" draw:id="id19" draw:layer="layout" svg:width="3.81cm" svg:height="0.889cm" svg:x="34.925cm" svg:y="27.187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0" draw:id="id20" draw:layer="layout" svg:width="3.81cm" svg:height="0.889cm" svg:x="34.909cm" svg:y="30.262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7" draw:id="id7" draw:layer="layout" svg:width="5.08cm" svg:height="3.048cm" svg:x="25.908cm" svg:y="22.104cm">
          <text:p text:style-name="P1">Admin</text:p>
          <text:p text:style-name="P1">Check</text:p>
          <text:p text:style-name="P1">(on D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8" draw:id="id8" draw:layer="layout" svg:width="6.096cm" svg:height="1.27cm" svg:x="25.4cm" svg:y="28.454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22.717cm" svg:y1="23.626cm" svg:x2="25.908cm" svg:y2="23.628cm" draw:start-shape="id5" draw:end-shape="id7" svg:d="M22717 23626h1596v2h1595" svg:viewBox="0 0 3192 3">
          <text:p/>
        </draw:connector>
        <draw:connector draw:style-name="gr8" draw:text-style-name="P3" draw:layer="layout" svg:x1="28.448cm" svg:y1="25.152cm" svg:x2="28.448cm" svg:y2="28.454cm" draw:start-shape="id7" draw:start-glue-point="6" draw:end-shape="id8" svg:d="M28448 25152v3302" svg:viewBox="0 0 1 3303">
          <text:p text:style-name="P1">Failure to Authenticate</text:p>
        </draw:connector>
        <draw:connector draw:style-name="gr7" draw:text-style-name="P3" draw:layer="layout" svg:x1="22.717cm" svg:y1="7.151cm" svg:x2="26.578cm" svg:y2="2.652cm" draw:start-shape="id4" draw:end-shape="id9" svg:d="M22717 7151h1931v-4499h1930" svg:viewBox="0 0 3862 4500">
          <text:p/>
        </draw:connector>
        <draw:connector draw:style-name="gr7" draw:text-style-name="P3" draw:layer="layout" svg:x1="22.717cm" svg:y1="7.151cm" svg:x2="26.551cm" svg:y2="5.511cm" draw:start-shape="id4" draw:end-shape="id10" svg:d="M22717 7151h1917v-1640h1917" svg:viewBox="0 0 3835 1641">
          <text:p/>
        </draw:connector>
        <draw:connector draw:style-name="gr7" draw:text-style-name="P3" draw:layer="layout" svg:x1="22.717cm" svg:y1="7.151cm" svg:x2="26.551cm" svg:y2="9.559cm" draw:start-shape="id4" draw:end-shape="id11" svg:d="M22717 7151h1917v2408h1917" svg:viewBox="0 0 3835 2409">
          <text:p/>
        </draw:connector>
        <draw:connector draw:style-name="gr7" draw:text-style-name="P3" draw:layer="layout" svg:x1="22.717cm" svg:y1="7.151cm" svg:x2="26.551cm" svg:y2="7.67cm" draw:start-shape="id4" draw:end-shape="id12" svg:d="M22717 7151h1917v519h1917" svg:viewBox="0 0 3835 520">
          <text:p/>
        </draw:connector>
        <draw:connector draw:style-name="gr7" draw:text-style-name="P3" draw:layer="layout" svg:x1="22.717cm" svg:y1="14.263cm" svg:x2="26.551cm" svg:y2="13.174cm" draw:start-shape="id3" draw:end-shape="id13" draw:end-glue-point="3" svg:d="M22717 14263h1918v-1089h1916" svg:viewBox="0 0 3835 1090">
          <text:p/>
        </draw:connector>
        <draw:connector draw:style-name="gr7" draw:text-style-name="P3" draw:layer="layout" svg:x1="22.717cm" svg:y1="14.263cm" svg:x2="26.551cm" svg:y2="14.998cm" draw:start-shape="id3" draw:end-shape="id14" svg:d="M22717 14263h1918v735h1916" svg:viewBox="0 0 3835 736">
          <text:p/>
        </draw:connector>
        <draw:connector draw:style-name="gr7" draw:text-style-name="P3" draw:layer="layout" svg:x1="22.717cm" svg:y1="14.263cm" svg:x2="26.551cm" svg:y2="16.903cm" draw:start-shape="id3" draw:end-shape="id15" svg:d="M22717 14263h1918v2640h1916" svg:viewBox="0 0 3835 2641">
          <text:p/>
        </draw:connector>
        <draw:connector draw:style-name="gr7" draw:text-style-name="P3" draw:layer="layout" svg:x1="22.717cm" svg:y1="14.263cm" svg:x2="26.551cm" svg:y2="18.881cm" draw:start-shape="id3" draw:end-shape="id16" svg:d="M22717 14263h1918v4618h1916" svg:viewBox="0 0 3835 4619">
          <text:p/>
        </draw:connector>
        <draw:connector draw:style-name="gr7" draw:text-style-name="P3" draw:layer="layout" svg:x1="30.988cm" svg:y1="23.628cm" svg:x2="34.782cm" svg:y2="21.248cm" draw:start-shape="id7" draw:end-shape="id17" svg:d="M30988 23628h1898v-2380h1896" svg:viewBox="0 0 3795 2381">
          <text:p/>
        </draw:connector>
        <draw:connector draw:style-name="gr7" draw:text-style-name="P3" draw:layer="layout" svg:x1="30.988cm" svg:y1="23.628cm" svg:x2="34.909cm" svg:y2="24.931cm" draw:start-shape="id7" draw:start-glue-point="1" draw:end-shape="id18" svg:d="M30988 23628h1961v1303h1960" svg:viewBox="0 0 3922 1304">
          <text:p/>
        </draw:connector>
        <draw:connector draw:style-name="gr7" draw:text-style-name="P3" draw:layer="layout" svg:x1="30.988cm" svg:y1="23.628cm" svg:x2="34.925cm" svg:y2="27.631cm" draw:start-shape="id7" draw:end-shape="id19" svg:d="M30988 23628h1969v4003h1968" svg:viewBox="0 0 3938 4004">
          <text:p/>
        </draw:connector>
        <draw:connector draw:style-name="gr7" draw:text-style-name="P3" draw:layer="layout" svg:x1="30.988cm" svg:y1="23.628cm" svg:x2="34.909cm" svg:y2="30.706cm" draw:start-shape="id7" draw:end-shape="id20" svg:d="M30988 23628h1961v7078h1960" svg:viewBox="0 0 3922 7079">
          <text:p/>
        </draw:connector>
        <draw:custom-shape draw:style-name="gr12" draw:text-style-name="P1" draw:layer="layout" svg:width="9.017cm" svg:height="2.413cm" svg:x="60.803cm" svg:y="8.866cm">
          <text:p text:style-name="P1"><text:span text:style-name="T2">Security Check</text:span></text:p>
          <text:p text:style-name="P1"><text:line-break/>Does the UID provided match the resource owner of the resource specified?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652cm" svg:height="4.953cm" svg:x="60.136cm" svg:y="1.881cm">
          <text:p text:style-name="P1"><text:span text:style-name="T2">Approval Check</text:span><text:span text:style-name="T2"><text:line-break/></text:span><text:span text:style-name="T2">(See Hunt State Diagram)</text:span></text:p>
          <text:p text:style-name="P1"><text:span text:style-name="T2"/></text:p>
          <text:p text:style-name="P4"><text:span text:style-name="T3">If the Hunt is not approved:</text:span></text:p>
          <text:list text:style-name="L1">
            <text:list-item>
              <text:p text:style-name="P4"><text:span text:style-name="T3">do not retrieve Badges</text:span></text:p>
            </text:list-item>
            <text:list-item>
              <text:p text:style-name="P4">do not retrieve Hunts</text:p>
              <text:p text:style-name="P4"/>
            </text:list-item>
          </text:list>
          <text:p text:style-name="P4">If the Hunt is approved</text:p>
          <text:list text:continue-numbering="true" text:style-name="L1">
            <text:list-item>
              <text:p text:style-name="P4">do not modify Badge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" xml:id="id34" draw:id="id34" draw:layer="layout" svg:width="5.715cm" svg:height="0.889cm" svg:x="38.408cm" svg:y="16.448cm">
          <text:p text:style-name="P1">Security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1" xml:id="id35" draw:id="id35" draw:layer="layout" svg:width="5.715cm" svg:height="0.889cm" svg:x="46.466cm" svg:y="13.438cm">
          <text:p text:style-name="P1">Approval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1" xml:id="id31" draw:id="id31" draw:layer="layout" svg:width="5.715cm" svg:height="0.889cm" svg:x="38.338cm" svg:y="8.815cm">
          <text:p text:style-name="P1">Security Check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30.361cm" svg:y1="7.67cm" svg:x2="33.131cm" svg:y2="9.259cm" draw:start-shape="id12" draw:end-shape="id21" draw:end-glue-point="5" svg:d="M30361 7670h1385v1589h1385" svg:viewBox="0 0 2771 1590">
          <text:p/>
        </draw:connector>
        <draw:connector draw:style-name="gr7" draw:text-style-name="P3" draw:layer="layout" svg:x1="30.361cm" svg:y1="14.998cm" svg:x2="33.131cm" svg:y2="14.989cm" draw:start-shape="id14" draw:end-shape="id22" draw:end-glue-point="5" svg:d="M30361 14998h1385v-9h1385" svg:viewBox="0 0 2771 10">
          <text:p/>
        </draw:connector>
        <draw:custom-shape draw:style-name="gr14" draw:text-style-name="P1" xml:id="id30" draw:id="id30" draw:layer="layout" svg:width="5.715cm" svg:height="0.889cm" svg:x="51.295cm" svg:y="5.437cm">
          <text:p text:style-name="P1">Approval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" xml:id="id23" draw:id="id23" draw:layer="layout" svg:width="6.35cm" svg:height="1.016cm" svg:x="41.513cm" svg:y="24.433cm">
          <text:p text:style-name="P1">405 Method Not Allowed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6" draw:text-style-name="P1" xml:id="id25" draw:id="id25" draw:layer="layout" svg:width="9.017cm" svg:height="2.032cm" svg:x="41.775cm" svg:y="26.646cm">
          <text:p text:style-name="P1">(Approve or Deny a Hunt)</text:p>
          <text:p text:style-name="P4">id=number<text:line-break/>status=approve/den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26" draw:id="id26" draw:layer="layout" svg:width="10.287cm" svg:height="1.397cm" svg:x="41.84cm" svg:y="30.067cm">
          <text:p text:style-name="P1">(Delete a Hunt and all associated Badges)</text:p>
          <text:p text:style-name="P4">id=numb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719cm" svg:y1="24.931cm" svg:x2="41.513cm" svg:y2="24.941cm" draw:start-shape="id18" draw:start-glue-point="7" draw:end-shape="id23" svg:d="M38719 24931h1398v10h1396" svg:viewBox="0 0 2795 11">
          <text:p/>
        </draw:connector>
        <draw:connector draw:style-name="gr7" draw:text-style-name="P3" draw:layer="layout" svg:x1="38.592cm" svg:y1="21.248cm" svg:x2="40.497cm" svg:y2="19.851cm" draw:start-shape="id17" draw:end-shape="id24" draw:end-glue-point="5" svg:d="M38592 21248h953v-1397h952" svg:viewBox="0 0 1906 1398">
          <text:p/>
        </draw:connector>
        <draw:connector draw:style-name="gr7" draw:text-style-name="P3" draw:layer="layout" svg:x1="38.735cm" svg:y1="27.631cm" svg:x2="41.775cm" svg:y2="27.662cm" draw:start-shape="id19" draw:end-shape="id25" svg:d="M38735 27631h1520v31h1520" svg:viewBox="0 0 3041 32">
          <text:p/>
        </draw:connector>
        <draw:connector draw:style-name="gr7" draw:text-style-name="P3" draw:layer="layout" svg:x1="38.719cm" svg:y1="30.706cm" svg:x2="41.84cm" svg:y2="30.765cm" draw:start-shape="id20" draw:end-shape="id26" svg:d="M38719 30706h1561v59h1560" svg:viewBox="0 0 3122 60">
          <text:p/>
        </draw:connector>
        <draw:custom-shape draw:style-name="gr18" draw:text-style-name="P1" xml:id="id27" draw:id="id27" draw:layer="layout" svg:width="7.493cm" svg:height="1.651cm" svg:x="54.467cm" svg:y="13.057cm">
          <text:p text:style-name="P1">Response Code (and JSON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50.792cm" svg:y1="27.662cm" svg:x2="58.214cm" svg:y2="14.708cm" draw:start-shape="id25" draw:start-glue-point="7" draw:end-shape="id27" draw:end-glue-point="6" svg:d="M50792 27662h7422v-12954" svg:viewBox="0 0 7423 12955">
          <text:p/>
        </draw:connector>
        <draw:custom-shape draw:style-name="gr19" draw:text-style-name="P6" draw:layer="layout" svg:width="10.16cm" svg:height="5.334cm" svg:x="59.658cm" svg:y="20.296cm">
          <text:p text:style-name="P5"><text:span text:style-name="T2">Notes</text:span></text:p>
          <text:p text:style-name="P5"><text:span text:style-name="T3"/></text:p>
          <text:p text:style-name="P5"><text:span text:style-name="T3">The POST logic will add a Resource using the UID provided in the HTTP request.</text:span></text:p>
          <text:p text:style-name="P5"><text:span text:style-name="T3"/></text:p>
          <text:p text:style-name="P5"><text:span text:style-name="T3">The GET logic will return all Resources owned by the UID if no query parameters are provided.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22" draw:id="id22" draw:layer="layout" svg:width="9.525cm" svg:height="0.87cm" svg:x="33.131cm" svg:y="14.554cm">
          <text:p text:style-name="P4">huntid=number <text:s/>(add Badge to specified Hunt)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onnector draw:style-name="gr7" draw:text-style-name="P3" draw:layer="layout" svg:x1="30.361cm" svg:y1="9.559cm" svg:x2="33.131cm" svg:y2="9.259cm" draw:start-shape="id11" draw:start-glue-point="7" draw:end-shape="id21" draw:end-glue-point="5" svg:d="M30361 9559h1385v-300h1385" svg:viewBox="0 0 2771 301">
          <text:p/>
        </draw:connector>
        <draw:custom-shape draw:style-name="gr21" draw:text-style-name="P4" xml:id="id28" draw:id="id28" draw:layer="layout" svg:width="3.683cm" svg:height="0.889cm" svg:x="33.131cm" svg:y="6.399cm">
          <text:p text:style-name="P4">&lt;blank&gt;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ustom-shape draw:style-name="gr22" draw:text-style-name="P4" xml:id="id21" draw:id="id21" draw:layer="layout" svg:width="3.175cm" svg:height="0.889cm" svg:x="33.131cm" svg:y="8.815cm">
          <text:p text:style-name="P4">id=number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onnector draw:style-name="gr7" draw:text-style-name="P3" draw:layer="layout" svg:x1="30.361cm" svg:y1="5.511cm" svg:x2="33.131cm" svg:y2="6.843cm" draw:start-shape="id10" draw:start-glue-point="7" draw:end-shape="id28" draw:end-glue-point="5" svg:d="M30361 5511h1385v1332h1385" svg:viewBox="0 0 2771 1333">
          <text:p/>
        </draw:connector>
        <draw:connector draw:style-name="gr7" draw:text-style-name="P3" draw:layer="layout" svg:x1="49.222cm" svg:y1="4.484cm" svg:x2="54.152cm" svg:y2="5.437cm" draw:start-shape="id29" draw:start-glue-point="7" draw:end-shape="id30" draw:end-glue-point="0" svg:d="M49222 4484h4930v953" svg:viewBox="0 0 4931 954">
          <text:p/>
        </draw:connector>
        <draw:connector draw:style-name="gr7" draw:text-style-name="P3" draw:layer="layout" svg:x1="36.814cm" svg:y1="6.843cm" svg:x2="51.295cm" svg:y2="5.881cm" draw:start-shape="id28" draw:start-glue-point="7" draw:end-shape="id30" draw:end-glue-point="3" svg:d="M36814 6843h7240v-962h7241" svg:viewBox="0 0 14482 963">
          <text:p/>
        </draw:connector>
        <draw:connector draw:style-name="gr7" draw:text-style-name="P3" draw:layer="layout" svg:x1="57.01cm" svg:y1="5.881cm" svg:x2="58.214cm" svg:y2="13.057cm" draw:start-shape="id30" draw:start-glue-point="1" draw:end-shape="id27" draw:end-glue-point="4" svg:d="M57010 5881h1204v7176" svg:viewBox="0 0 1205 7177">
          <text:p/>
        </draw:connector>
        <draw:connector draw:style-name="gr7" draw:text-style-name="P3" draw:layer="layout" svg:x1="36.306cm" svg:y1="9.259cm" svg:x2="38.338cm" svg:y2="9.259cm" draw:start-shape="id21" draw:start-glue-point="7" draw:end-shape="id31" draw:end-glue-point="3" svg:d="M36306 9259h2032" svg:viewBox="0 0 2033 1">
          <text:p/>
        </draw:connector>
        <draw:connector draw:style-name="gr7" draw:text-style-name="P3" draw:layer="layout" svg:x1="44.053cm" svg:y1="9.259cm" svg:x2="51.295cm" svg:y2="5.881cm" draw:start-shape="id31" draw:start-glue-point="1" draw:end-shape="id30" draw:end-glue-point="3" svg:d="M44053 9259h3621v-3378h3621" svg:viewBox="0 0 7243 3379">
          <text:p/>
        </draw:connector>
        <draw:custom-shape draw:style-name="gr23" draw:text-style-name="P4" xml:id="id32" draw:id="id32" draw:layer="layout" svg:width="8.763cm" svg:height="0.889cm" svg:x="33.131cm" svg:y="12.676cm">
          <text:p text:style-name="P4">?id=number<text:tab/>(returns a single Badge)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onnector draw:style-name="gr7" draw:text-style-name="P3" draw:layer="layout" svg:x1="30.361cm" svg:y1="13.174cm" svg:x2="33.131cm" svg:y2="13.12cm" draw:start-shape="id13" draw:start-glue-point="7" draw:end-shape="id32" svg:d="M30361 13174h1385v-54h1385" svg:viewBox="0 0 2771 55">
          <text:p/>
        </draw:connector>
        <draw:custom-shape draw:style-name="gr24" draw:text-style-name="P4" xml:id="id33" draw:id="id33" draw:layer="layout" svg:width="3.175cm" svg:height="0.862cm" svg:x="33.131cm" svg:y="16.486cm">
          <text:p text:style-name="P4">id=number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onnector draw:style-name="gr7" draw:text-style-name="P3" draw:layer="layout" svg:x1="30.361cm" svg:y1="16.903cm" svg:x2="33.131cm" svg:y2="16.917cm" draw:start-shape="id15" draw:start-glue-point="7" draw:end-shape="id33" draw:end-glue-point="5" svg:d="M30361 16903h1385v14h1385" svg:viewBox="0 0 2771 15">
          <text:p/>
        </draw:connector>
        <draw:connector draw:style-name="gr7" draw:text-style-name="P3" draw:layer="layout" svg:x1="30.361cm" svg:y1="18.881cm" svg:x2="33.131cm" svg:y2="16.917cm" draw:start-shape="id16" draw:start-glue-point="7" draw:end-shape="id33" draw:end-glue-point="5" svg:d="M30361 18881h1385v-1964h1385" svg:viewBox="0 0 2771 1965">
          <text:p/>
        </draw:connector>
        <draw:connector draw:style-name="gr7" draw:text-style-name="P3" draw:layer="layout" svg:x1="36.306cm" svg:y1="16.917cm" svg:x2="38.408cm" svg:y2="16.892cm" draw:start-shape="id33" draw:start-glue-point="7" draw:end-shape="id34" draw:end-glue-point="3" svg:d="M36306 16917h1051v-25h1051" svg:viewBox="0 0 2103 26">
          <text:p/>
        </draw:connector>
        <draw:connector draw:style-name="gr7" draw:text-style-name="P3" draw:layer="layout" svg:x1="41.894cm" svg:y1="13.12cm" svg:x2="46.466cm" svg:y2="13.882cm" draw:start-shape="id32" draw:start-glue-point="7" draw:end-shape="id35" draw:end-glue-point="3" svg:d="M41894 13120h2286v762h2286" svg:viewBox="0 0 4573 763">
          <text:p/>
        </draw:connector>
        <draw:connector draw:style-name="gr7" draw:text-style-name="P3" draw:layer="layout" svg:x1="42.656cm" svg:y1="14.989cm" svg:x2="46.466cm" svg:y2="13.882cm" draw:start-shape="id22" draw:start-glue-point="7" draw:end-shape="id35" draw:end-glue-point="3" svg:d="M42656 14989h1905v-1107h1905" svg:viewBox="0 0 3811 1108">
          <text:p/>
        </draw:connector>
        <draw:connector draw:style-name="gr7" draw:text-style-name="P3" draw:layer="layout" svg:x1="44.123cm" svg:y1="16.892cm" svg:x2="46.466cm" svg:y2="13.882cm" draw:start-shape="id34" draw:start-glue-point="1" draw:end-shape="id35" draw:end-glue-point="3" svg:d="M44123 16892h1171v-3010h1172" svg:viewBox="0 0 2344 3011">
          <text:p/>
        </draw:connector>
        <draw:connector draw:style-name="gr7" draw:text-style-name="P3" draw:layer="layout" svg:x1="52.181cm" svg:y1="13.882cm" svg:x2="54.467cm" svg:y2="13.883cm" draw:start-shape="id35" draw:start-glue-point="1" draw:end-shape="id27" draw:end-glue-point="5" svg:d="M52181 13882h1143v1h1143" svg:viewBox="0 0 2287 2">
          <text:p/>
        </draw:connector>
        <draw:custom-shape draw:style-name="gr25" draw:text-style-name="P1" draw:layer="layout" svg:width="10.414cm" svg:height="3.175cm" svg:x="1.889cm" svg:y="25.892cm">
          <text:p text:style-name="P4"><text:span text:style-name="T2">Database stuff</text:span><text:line-break/><text:line-break/>Badges – 1 to 1<text:line-break/>Hunts – 1 to Many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3.589cm" svg:height="3.556cm" svg:x="1.508cm" svg:y="1.381cm">
          <text:p text:style-name="P1"><text:span text:style-name="T4">API Route Flowchart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24" draw:id="id24" draw:layer="layout" svg:width="13.716cm" svg:height="0.889cm" svg:x="40.497cm" svg:y="19.407cm">
          <text:p text:style-name="P4">&lt;blank&gt; <text:s/><text:tab/><text:tab/>(returns a list of all Hunts that are not approve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xml:id="id36" draw:id="id36" draw:layer="layout" svg:width="13.778cm" svg:height="0.889cm" svg:x="40.562cm" svg:y="20.777cm">
          <text:p text:style-name="P4">?id=number<text:tab/><text:tab/>(returns a Hunt and all Badges assoc w/Hu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4" xml:id="id37" draw:id="id37" draw:layer="layout" svg:width="16.191cm" svg:height="0.889cm" svg:x="40.524cm" svg:y="22.201cm">
          <text:p text:style-name="P4">?attribute=paramter&amp;attrib2=param2<text:tab/>(returns a list of Hunts matching the query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592cm" svg:y1="21.248cm" svg:x2="40.562cm" svg:y2="21.221cm" draw:start-shape="id17" draw:start-glue-point="7" draw:end-shape="id36" svg:d="M38592 21248h986v-27h984" svg:viewBox="0 0 1971 28">
          <text:p/>
        </draw:connector>
        <draw:connector draw:style-name="gr7" draw:text-style-name="P3" draw:layer="layout" svg:x1="38.592cm" svg:y1="21.248cm" svg:x2="40.524cm" svg:y2="22.645cm" draw:start-shape="id17" draw:start-glue-point="7" draw:end-shape="id37" svg:d="M38592 21248h966v1397h966" svg:viewBox="0 0 1933 1398">
          <text:p/>
        </draw:connector>
        <draw:custom-shape draw:style-name="gr27" draw:text-style-name="P4" xml:id="id38" draw:id="id38" draw:layer="layout" svg:width="13.716cm" svg:height="0.889cm" svg:x="33.004cm" svg:y="1.246cm">
          <text:p text:style-name="P4">&lt;blank&gt; <text:s/><text:tab/><text:tab/>(returns a list of all Hunts that users can selec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xml:id="id39" draw:id="id39" draw:layer="layout" svg:width="13.778cm" svg:height="0.889cm" svg:x="33.069cm" svg:y="2.616cm">
          <text:p text:style-name="P4">?id=number<text:tab/><text:tab/>(returns a Hunt and all Badges assoc w/Hu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4" xml:id="id29" draw:id="id29" draw:layer="layout" svg:width="16.191cm" svg:height="0.889cm" svg:x="33.031cm" svg:y="4.04cm">
          <text:p text:style-name="P4">?attribute=paramter&amp;attrib2=param2<text:tab/>(returns a list of Hunts matching the query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88cm" svg:y1="2.652cm" svg:x2="33.004cm" svg:y2="1.69cm" draw:start-shape="id9" draw:start-glue-point="7" draw:end-shape="id38" draw:end-glue-point="5" svg:d="M30388 2652h1309v-962h1307" svg:viewBox="0 0 2617 963">
          <text:p/>
        </draw:connector>
        <draw:connector draw:style-name="gr7" draw:text-style-name="P3" draw:layer="layout" svg:x1="30.388cm" svg:y1="2.652cm" svg:x2="33.031cm" svg:y2="4.484cm" draw:start-shape="id9" draw:start-glue-point="7" draw:end-shape="id29" draw:end-glue-point="5" svg:d="M30388 2652h1322v1832h1321" svg:viewBox="0 0 2644 1833">
          <text:p/>
        </draw:connector>
        <draw:connector draw:style-name="gr7" draw:text-style-name="P3" draw:layer="layout" svg:x1="30.388cm" svg:y1="2.652cm" svg:x2="33.069cm" svg:y2="3.06cm" draw:start-shape="id9" draw:start-glue-point="7" draw:end-shape="id39" draw:end-glue-point="5" svg:d="M30388 2652h1341v408h1340" svg:viewBox="0 0 2682 409">
          <text:p/>
        </draw:connector>
        <draw:connector draw:style-name="gr7" draw:text-style-name="P3" draw:layer="layout" svg:x1="46.72cm" svg:y1="1.69cm" svg:x2="54.152cm" svg:y2="5.437cm" draw:start-shape="id38" draw:start-glue-point="7" draw:end-shape="id30" draw:end-glue-point="0" svg:d="M46720 1690h7432v3747" svg:viewBox="0 0 7433 3748">
          <text:p/>
        </draw:connector>
        <draw:connector draw:style-name="gr7" draw:text-style-name="P3" draw:layer="layout" svg:x1="46.847cm" svg:y1="3.06cm" svg:x2="54.152cm" svg:y2="5.437cm" draw:start-shape="id39" draw:start-glue-point="7" draw:end-shape="id30" draw:end-glue-point="0" svg:d="M46847 3060h7305v2377" svg:viewBox="0 0 7306 2378">
          <text:p/>
        </draw:connector>
        <draw:connector draw:style-name="gr7" draw:text-style-name="P3" draw:layer="layout" svg:x1="52.127cm" svg:y1="30.766cm" svg:x2="58.214cm" svg:y2="14.708cm" draw:start-shape="id26" draw:start-glue-point="7" draw:end-shape="id27" draw:end-glue-point="6" svg:d="M52127 30766h6087v-16058" svg:viewBox="0 0 6088 16059">
          <text:p/>
        </draw:connector>
        <draw:connector draw:style-name="gr7" draw:text-style-name="P3" draw:layer="layout" svg:x1="56.715cm" svg:y1="22.645cm" svg:x2="58.214cm" svg:y2="14.708cm" draw:start-shape="id37" draw:start-glue-point="7" draw:end-shape="id27" draw:end-glue-point="6" svg:d="M56715 22645h1499v-7937" svg:viewBox="0 0 1500 7938">
          <text:p/>
        </draw:connector>
        <draw:connector draw:style-name="gr7" draw:text-style-name="P3" draw:layer="layout" svg:x1="54.34cm" svg:y1="21.221cm" svg:x2="58.214cm" svg:y2="14.708cm" draw:start-shape="id36" draw:start-glue-point="7" draw:end-shape="id27" draw:end-glue-point="6" svg:d="M54340 21221h3874v-6513" svg:viewBox="0 0 3875 6514">
          <text:p/>
        </draw:connector>
        <draw:connector draw:style-name="gr7" draw:text-style-name="P3" draw:layer="layout" svg:x1="54.213cm" svg:y1="19.851cm" svg:x2="58.214cm" svg:y2="14.708cm" draw:start-shape="id24" draw:start-glue-point="7" draw:end-shape="id27" draw:end-glue-point="6" svg:d="M54213 19851h4001v-5143" svg:viewBox="0 0 4002 5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1.1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6:13:40.235088539</meta:creation-date>
    <dc:date>2018-04-10T23:48:50.868855652</dc:date>
    <meta:editing-duration>PT1H22M25S</meta:editing-duration>
    <meta:editing-cycles>18</meta:editing-cycles>
    <meta:generator>LibreOffice/5.4.5.1$Linux_X86_64 LibreOffice_project/40m0$Build-1</meta:generator>
    <meta:print-date>2018-04-10T23:25:36.578576489</meta:print-date>
    <meta:document-statistic meta:object-count="97"/>
  </office:meta>
</office:document-meta>
</file>